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91f9a" officeooo:paragraph-rsid="0030b1cc"/>
    </style:style>
    <style:style style:name="P2" style:family="paragraph" style:parent-style-name="Text_20_body">
      <style:text-properties officeooo:rsid="0030b1cc" officeooo:paragraph-rsid="0030b1cc"/>
    </style:style>
    <style:style style:name="P3" style:family="paragraph" style:parent-style-name="Heading_20_3">
      <style:text-properties officeooo:paragraph-rsid="0030b1cc"/>
    </style:style>
    <style:style style:name="P4" style:family="paragraph" style:parent-style-name="Text_20_body">
      <style:paragraph-properties fo:margin-top="0.101cm" fo:margin-bottom="0.25cm" loext:contextual-spacing="false"/>
      <style:text-properties officeooo:rsid="00291f9a" officeooo:paragraph-rsid="0030b1cc"/>
    </style:style>
    <style:style style:name="P5" style:family="paragraph" style:parent-style-name="Heading_20_2">
      <style:text-properties officeooo:paragraph-rsid="0030b1cc"/>
    </style:style>
    <style:style style:name="P6" style:family="paragraph" style:parent-style-name="Heading_20_3">
      <style:paragraph-properties fo:margin-top="0.3cm" fo:margin-bottom="0.3cm" loext:contextual-spacing="false"/>
      <style:text-properties officeooo:paragraph-rsid="0030b1cc"/>
    </style:style>
    <style:style style:name="P7" style:family="paragraph" style:parent-style-name="Heading_20_1" style:master-page-name="Right_20_Page">
      <style:paragraph-properties style:page-number="auto"/>
      <style:text-properties officeooo:rsid="00291f9a" officeooo:paragraph-rsid="0030b1cc"/>
    </style:style>
    <style:style style:name="T1" style:family="text">
      <style:text-properties officeooo:rsid="00291f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Drops of Jupiter</text:h>
      <text:p text:style-name="P5">(<text:span text:style-name="T1">Train</text:span>)</text:p>
      <text:p text:style-name="Heading_20_3">[VERSE 1]</text:p>
      <text:p text:style-name="P1">C</text:p>
      <text:p text:style-name="P1">Now that she's back in the atmosphere </text:p>
      <text:p text:style-name="P1">G <text:s text:c="33"/>F</text:p>
      <text:p text:style-name="P1">With drops of Jupiter in her hair, hey, hey </text:p>
      <text:p text:style-name="P1">C</text:p>
      <text:p text:style-name="P1">She acts like summer and walks like rain </text:p>
      <text:p text:style-name="P1">G <text:s text:c="37"/>F </text:p>
      <text:p text:style-name="P1">Reminds me that there's time to change hey, hey</text:p>
      <text:p text:style-name="P1">C</text:p>
      <text:p text:style-name="P1">Since the return from her stay on the moon </text:p>
      <text:p text:style-name="P1">G <text:s text:c="47"/>F</text:p>
      <text:p text:style-name="P1">She listens like spring and she talks like June hey hey </text:p>
      <text:p text:style-name="P3">[HOOK 1]</text:p>
      <text:p text:style-name="P1">G <text:s text:c="20"/>A <text:s text:c="8"/>D</text:p>
      <text:p text:style-name="P1">Tell me did you sail across the sun </text:p>
      <text:p text:style-name="P1"><text:s text:c="29"/>F <text:s text:c="2"/></text:p>
      <text:p text:style-name="P1">Did you make it to the Milky Way </text:p>
      <text:p text:style-name="P1"><text:s text:c="28"/>C</text:p>
      <text:p text:style-name="P1">to see the lights all faded </text:p>
      <text:p text:style-name="P1"/>
      <text:p text:style-name="P1">And that heaven is overrated </text:p>
      <text:p text:style-name="P1">G <text:s text:c="26"/>A <text:s text:c="7"/>D</text:p>
      <text:p text:style-name="P1">Tell me, did you fall for a shooting star </text:p>
      <text:p text:style-name="P1"><text:s text:c="26"/>Dm</text:p>
      <text:p text:style-name="P1">One without a permanent scar </text:p>
      <text:p text:style-name="P1"><text:s text:c="35"/></text:p>
      <text:p text:style-name="P1">And did you miss me while you were </text:p>
      <text:p text:style-name="P1">F </text:p>
      <text:p text:style-name="P1">looking at yourself out there </text:p>
      <text:p text:style-name="P3">[VERSE 2]</text:p>
      <text:p text:style-name="P1">C</text:p>
      <text:p text:style-name="P1">Now that she's back from that soul vacation </text:p>
      <text:p text:style-name="P1"><text:soft-page-break/>G <text:s text:c="41"/>F</text:p>
      <text:p text:style-name="P1">Tracing her way through the constellation hey hey </text:p>
      <text:p text:style-name="P1">C</text:p>
      <text:p text:style-name="P1">She checks out Mozart while she does tae-bo </text:p>
      <text:p text:style-name="P1">G <text:s text:c="37"/>F</text:p>
      <text:p text:style-name="P1">Reminds me that there's room to grow, hey, hey </text:p>
      <text:p text:style-name="P1">C</text:p>
      <text:p text:style-name="P1">Now that she's back in the atmosphere </text:p>
      <text:p text:style-name="P1">G <text:s text:c="38"/></text:p>
      <text:p text:style-name="P1">I'm afraid that she might think of me as</text:p>
      <text:p text:style-name="P1"><text:s/>F</text:p>
      <text:p text:style-name="P1"><text:s/>plain ol' Jane, told a story about a man</text:p>
      <text:p text:style-name="P1"/>
      <text:p text:style-name="P1">who is too afraid to fly so he never did land </text:p>
      <text:p text:style-name="P3">[HOOK 2]</text:p>
      <text:p text:style-name="P1">G <text:s text:c="33"/>A <text:s text:c="3"/>D</text:p>
      <text:p text:style-name="P1">Tell me did the wind sweep you off your feet </text:p>
      <text:p text:style-name="P1"><text:s text:c="31"/></text:p>
      <text:p text:style-name="P1">Did you finally get the chance </text:p>
      <text:p text:style-name="P1"><text:s text:c="3"/>F <text:s text:c="26"/>C</text:p>
      <text:p text:style-name="P1">to dance along the light of day</text:p>
      <text:p text:style-name="P1"/>
      <text:p text:style-name="P1">And head back to the Milky Way </text:p>
      <text:p text:style-name="P1">G <text:s text:c="26"/>A <text:s text:c="3"/>D</text:p>
      <text:p text:style-name="P1">And tell me, did Venus blow your mind </text:p>
      <text:p text:style-name="P1"><text:s text:c="33"/>Dm</text:p>
      <text:p text:style-name="P1">Was it everything you wanted to find </text:p>
      <text:p text:style-name="P1"><text:s text:c="35"/>F </text:p>
      <text:p text:style-name="P1">And did you miss me while you were looking for</text:p>
      <text:p text:style-name="P1"/>
      <text:p text:style-name="P1">yourself out there </text:p>
      <text:p text:style-name="P3">[BRIDGE]</text:p>
      <text:p text:style-name="P1"><text:s text:c="8"/>G <text:s text:c="9"/>C</text:p>
      <text:p text:style-name="P1">Can you imagine no love, pride, deep-fried chicken </text:p>
      <text:p text:style-name="P1"><text:s text:c="5"/>G <text:s text:c="26"/>F</text:p>
      <text:p text:style-name="P1">Your best friend always sticking up for you</text:p>
      <text:p text:style-name="P1"/>
      <text:p text:style-name="P2"><text:soft-page-break/>F</text:p>
      <text:p text:style-name="P1">even when I know you're wrong </text:p>
      <text:p text:style-name="P1"><text:s text:c="8"/>G <text:s text:c="9"/>C <text:s text:c="18"/></text:p>
      <text:p text:style-name="P1">Can you imagine no first dance, freeze </text:p>
      <text:p text:style-name="P1"><text:s text:c="14"/>G</text:p>
      <text:p text:style-name="P1">dried romance five-hour phone conversation </text:p>
      <text:p text:style-name="P1"><text:s text:c="4"/>Bb <text:s text:c="37"/>F</text:p>
      <text:p text:style-name="P1">The best soy latte that you ever had... and me </text:p>
      <text:p text:style-name="P6">[OUTRO]</text:p>
      <text:p text:style-name="P1">G <text:s text:c="33"/>A <text:s text:c="3"/>D</text:p>
      <text:p text:style-name="P1">Tell me did the wind sweep you off your feet </text:p>
      <text:p text:style-name="P1"><text:s text:c="31"/></text:p>
      <text:p text:style-name="P1">Did you finally get the chance </text:p>
      <text:p text:style-name="P1"><text:s/>F <text:s text:c="30"/>C</text:p>
      <text:p text:style-name="P1">to dance along the light of day </text:p>
      <text:p text:style-name="P2">C</text:p>
      <text:p text:style-name="P1">And head back toward the Milky Way </text:p>
      <text:p text:style-name="P1">G <text:s text:c="25"/>A <text:s text:c="3"/>D</text:p>
      <text:p text:style-name="P1">Tell me did you sail across the sun </text:p>
      <text:p text:style-name="P1"><text:s text:c="30"/>F <text:s/></text:p>
      <text:p text:style-name="P1">Did you make it to the Milky Way </text:p>
      <text:p text:style-name="P1"><text:s text:c="28"/>C</text:p>
      <text:p text:style-name="P1">to see the lights all faded </text:p>
      <text:p text:style-name="P2">C</text:p>
      <text:p text:style-name="P1">And that heaven is overrated </text:p>
      <text:p text:style-name="P1">G <text:s text:c="30"/>A <text:s text:c="3"/>D</text:p>
      <text:p text:style-name="P1">Tell me, did you fall for a shooting star </text:p>
      <text:p text:style-name="P1"><text:s text:c="26"/>Dm</text:p>
      <text:p text:style-name="P1">One without a permanent scar </text:p>
      <text:p text:style-name="P1"><text:s text:c="47"/>F</text:p>
      <text:p text:style-name="P1">And did you miss me while you were looking for yourself</text:p>
      <text:p text:style-name="P1">C <text:s text:c="16"/>G <text:s text:c="19"/>F</text:p>
      <text:p text:style-name="P1">na na na na na na na na na na na na na na na na</text:p>
      <text:p text:style-name="P1"/>
      <text:p text:style-name="P1">And did you finally get the chance</text:p>
      <text:p text:style-name="P1"/>
      <text:p text:style-name="P1">to dance along the light of day</text:p>
      <text:p text:style-name="P1"><text:soft-page-break/>C <text:s text:c="16"/>G <text:s text:c="19"/>F</text:p>
      <text:p text:style-name="P1">na na na na na na na na na na na na na na na na</text:p>
      <text:p text:style-name="P1"/>
      <text:p text:style-name="P1">And did you fall for a shooting star,</text:p>
      <text:p text:style-name="P1"/>
      <text:p text:style-name="P1">fall for a shooting star</text:p>
      <text:p text:style-name="P1">C <text:s text:c="16"/>G <text:s text:c="19"/>F</text:p>
      <text:p text:style-name="P1">na na na na na na na na na na na na na na na na</text:p>
      <text:p text:style-name="P1"><text:s text:c="11"/>Bb <text:s text:c="29"/>F</text:p>
      <text:p text:style-name="P1">And are ya lonely looking for yourself out there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46M46S</meta:editing-duration>
    <meta:editing-cycles>34</meta:editing-cycles>
    <meta:generator>LibreOffice/5.3.6.1$MacOSX_X86_64 LibreOffice_project/686f202eff87ef707079aeb7f485847613344eb7</meta:generator>
    <dc:title>Lyrics + Chords</dc:title>
    <dc:date>2017-10-17T09:56:17.271123000</dc:date>
    <meta:print-date>2017-04-03T12:23:29.985893000</meta:print-date>
    <meta:document-statistic meta:table-count="0" meta:image-count="0" meta:object-count="0" meta:page-count="4" meta:paragraph-count="110" meta:word-count="534" meta:character-count="3496" meta:non-whitespace-character-count="1839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